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36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fo:background-color="#FFFF00"/>
    </style:style>
    <style:style style:name="ce9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12" style:family="table-cell" style:parent-style-name="Default" style:data-style-name="N36">
      <style:table-cell-properties style:vertical-align="automatic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fo:wrap-option="wrap"/>
      <style:text-properties fo:color="#A61C00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fo:wrap-option="wrap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Hiperv_237_nculo" style:data-style-name="N0">
      <style:table-cell-properties style:vertical-align="middle"/>
      <style:text-properties fo:color="#0000FF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Hiperv_237_nculo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155CC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4.70958333333333cm" style:use-optimal-column-width="true"/>
    </style:style>
    <style:style style:name="co5" style:family="table-column">
      <style:table-column-properties fo:break-before="auto" style:column-width="5.37104166666667cm" style:use-optimal-column-width="true"/>
    </style:style>
    <style:style style:name="co6" style:family="table-column">
      <style:table-column-properties fo:break-before="auto" style:column-width="6.40291666666667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23.6537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0.343958333333333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508125cm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10.689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1"/>
        <table:table-column table:style-name="co10" table:number-columns-repeated="243" table:default-cell-style-name="ce1"/>
        <table:table-column table:style-name="co1" table:number-columns-repeated="16132" table:default-cell-style-name="ce1"/>
        <table:table-row table:style-name="ro1">
          <table:table-cell table:style-name="ce1"/>
          <table:table-cell office:value-type="string" table:style-name="ce2">
            <text:p>BOM</text:p>
          </table:table-cell>
          <table:table-cell table:number-columns-repeated="6" table:style-name="ce3"/>
          <table:table-cell table:number-columns-repeated="16376" table:style-name="ce1"/>
        </table:table-row>
        <table:table-row table:style-name="ro1">
          <table:table-cell office:value-type="string" table:style-name="ce2">
            <text:p>Part</text:p>
          </table:table-cell>
          <table:table-cell office:value-type="string" table:style-name="ce19">
            <text:p>Descritpion</text:p>
          </table:table-cell>
          <table:table-cell office:value-type="string" table:style-name="ce4">
            <text:p>Qty</text:p>
          </table:table-cell>
          <table:table-cell office:value-type="string" table:style-name="ce4">
            <text:p>MF</text:p>
          </table:table-cell>
          <table:table-cell office:value-type="string" table:style-name="ce4">
            <text:p>MFPN</text:p>
          </table:table-cell>
          <table:table-cell office:value-type="string" table:style-name="ce4">
            <text:p>Digikey PartNo</text:p>
          </table:table-cell>
          <table:table-cell office:value-type="string" table:style-name="ce4">
            <text:p>Farnell PartNo</text:p>
          </table:table-cell>
          <table:table-cell office:value-type="string" table:style-name="ce4">
            <text:p>Newark PartNo</text:p>
          </table:table-cell>
          <table:table-cell office:value-type="string" table:style-name="ce2">
            <text:p>Notes/URL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0, C41</text:p>
          </table:table-cell>
          <table:table-cell office:value-type="string" table:style-name="ce7">
            <text:p>CAP CER 12PF 10V 5% 0603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digikey.com/Suppliers/es/TDK.page?lang=en">TDK Corporation</text:a></text:p>
          </table:table-cell>
          <table:table-cell office:value-type="string" table:style-name="ce24">
            <text:p><text:a xlink:href="http://www.digikey.es/product-detail/en/C1608C0G1H120J080AA/445-1270-1-ND/567672">C1608C0G1H120J080AA</text:a></text:p>
          </table:table-cell>
          <table:table-cell office:value-type="string" table:style-name="ce24">
            <text:p><text:a xlink:href="http://www.digikey.es/product-detail/en/C1608C0G1H120J080AA/445-1270-1-ND/567672">445-1270-1-ND</text:a></text:p>
          </table:table-cell>
          <table:table-cell office:value-type="float" office:value="1844162" table:style-name="ce24">
            <text:p><text:a xlink:href="http://es.farnell.com/tdk/c1608c0g1h120j080aa/capacitor-ceramic-12pf-50v-c0g/dp/1844162">1844162</text:a></text:p>
          </table:table-cell>
          <table:table-cell office:value-type="string" table:style-name="ce24">
            <text:p><text:a xlink:href="http://www.newark.com/tdk/c1608c0g1h120j080aa/capacitor-ceramic-12pf-50v-c0g/dp/90R7633">90R7633</text:a></text:p>
          </table:table-cell>
          <table:table-cell office:value-type="string" table:style-name="ce1">
            <text:p>Original CL10C120JB8NNN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, C6, C7, C8, C9, C10, C13, C14, C16, C17, C18, C20</text:p>
          </table:table-cell>
          <table:table-cell office:value-type="string" table:style-name="ce7">
            <text:p>CAP CER 0.1UF 10V 10% X7R 0603</text:p>
          </table:table-cell>
          <table:table-cell office:value-type="float" office:value="13" table:style-name="ce3">
            <text:p>13</text:p>
          </table:table-cell>
          <table:table-cell office:value-type="string" table:style-name="ce24">
            <text:p><text:a xlink:href="http://digikey.com/Suppliers/es/Kemet.page?lang=en">Kemet</text:a></text:p>
          </table:table-cell>
          <table:table-cell office:value-type="string" table:style-name="ce24">
            <text:p><text:a xlink:href="http://www.digikey.es/product-detail/en/C0603C104K8RACTU/399-1095-1-ND/411370">C0603C104K8RACTU</text:a></text:p>
          </table:table-cell>
          <table:table-cell office:value-type="string" table:style-name="ce24">
            <text:p><text:a xlink:href="http://www.digikey.es/product-detail/en/C0603C104K8RACTU/399-1095-1-ND/411370">399-1095-1-ND</text:a></text:p>
          </table:table-cell>
          <table:table-cell office:value-type="float" office:value="2112833" table:style-name="ce24">
            <text:p><text:a xlink:href="http://es.farnell.com/kemet/c0603c104k8ractu/cap-mlcc-x7r-100nf-10v-0603/dp/2112833">2112833</text:a></text:p>
          </table:table-cell>
          <table:table-cell office:value-type="string" table:style-name="ce24">
            <text:p><text:a xlink:href="http://www.newark.com/kemet/c0603c104k8ractu/capacitor-ceramic-0-1uf-10v-x7r/dp/62H0320">62H0320</text:a></text:p>
          </table:table-cell>
          <table:table-cell office:value-type="string" table:style-name="ce1">
            <text:p>13. falta zait! Original <text:s/>1276-1946-1-ND WRONG --&gt; 1UF instead of 0.1 U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, C23, C24</text:p>
          </table:table-cell>
          <table:table-cell office:value-type="string" table:style-name="ce7">
            <text:p>CAP CER 1UF 10V 10% X7R 0603</text:p>
          </table:table-cell>
          <table:table-cell office:value-type="float" office:value="3" table:style-name="ce3">
            <text:p>3</text:p>
          </table:table-cell>
          <table:table-cell office:value-type="string" table:style-name="ce24">
            <text:p><text:a xlink:href="http://digikey.com/Suppliers/es/Taiyo-Yuden.page?lang=en">Taiyo Yuden</text:a></text:p>
          </table:table-cell>
          <table:table-cell office:value-type="string" table:style-name="ce24">
            <text:p><text:a xlink:href="http://www.digikey.es/product-detail/en/LMK107B7105KA-T/587-1242-1-ND/931019">LMK107B7105KA-T</text:a></text:p>
          </table:table-cell>
          <table:table-cell office:value-type="string" table:style-name="ce24">
            <text:p><text:a xlink:href="http://www.digikey.es/product-detail/en/LMK107B7105KA-T/587-1242-1-ND/931019">587-1242-1-ND</text:a></text:p>
          </table:table-cell>
          <table:table-cell office:value-type="float" office:value="2112849" table:style-name="ce24">
            <text:p><text:a xlink:href="http://es.farnell.com/taiyo-yuden/lmk107b7105ka-t/cap-mlcc-x7r-1uf-10v-0603/dp/2112849">2112849</text:a></text:p>
          </table:table-cell>
          <table:table-cell office:value-type="string" table:style-name="ce24">
            <text:p><text:a xlink:href="http://www.newark.com/taiyo-yuden/lmk107b7105ka-t/capacitor-ceramic-1uf-10v-x7r/dp/77M8466">77M8466</text:a></text:p>
          </table:table-cell>
          <table:table-cell office:value-type="string" table:style-name="ce22">
            <text:p>Original device Digikey 587-1454-1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48, C49</text:p>
          </table:table-cell>
          <table:table-cell office:value-type="string" table:style-name="ce7">
            <text:p>CAP CER 2.2UF 10V 10% X5R 0603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digikey.com/Suppliers/es/Yageo.page?lang=en">Yageo</text:a></text:p>
          </table:table-cell>
          <table:table-cell office:value-type="string" table:style-name="ce24">
            <text:p><text:a xlink:href="http://www.digikey.es/product-detail/en/CC0603KRX5R6BB225/311-1451-1-ND/2833757">CC0603KRX5R6BB225</text:a></text:p>
          </table:table-cell>
          <table:table-cell office:value-type="string" table:style-name="ce21">
            <text:p>311-1451-1-ND</text:p>
          </table:table-cell>
          <table:table-cell office:value-type="float" office:value="1817896" table:style-name="ce24">
            <text:p><text:a xlink:href="http://es.farnell.com/yageo/cc0603krx5r6bb225/capacitor-ceramic-2-2uf-10v-x5r/dp/1817896">1817896</text:a></text:p>
          </table:table-cell>
          <table:table-cell office:value-type="string" table:style-name="ce24">
            <text:p><text:a xlink:href="http://www.newark.com/yageo/cc0603krx5r6bb225/capacitor-ceramic-2-2uf-10v-x5r/dp/68R4758">68R4758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15, C19</text:p>
          </table:table-cell>
          <table:table-cell office:value-type="string" table:style-name="ce7">
            <text:p>CAP CER 4.7UF 10V 10% X5R 0603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digikey.com/Suppliers/es/TDK.page?lang=en">TDK Corporation</text:a></text:p>
          </table:table-cell>
          <table:table-cell office:value-type="string" table:style-name="ce24">
            <text:p><text:a xlink:href="http://www.digikey.es/product-detail/en/CGB3B1X5R1A475K055AC/445-7482-1-ND/2733554">CGB3B1X5R1A475K055AC</text:a></text:p>
          </table:table-cell>
          <table:table-cell office:value-type="string" table:style-name="ce24">
            <text:p><text:a xlink:href="http://www.digikey.es/product-detail/en/CGB3B1X5R1A475K055AC/445-7482-1-ND/2733554">445-7482-1-ND</text:a></text:p>
          </table:table-cell>
          <table:table-cell office:value-type="float" office:value="2346974" table:style-name="ce24">
            <text:p><text:a xlink:href="http://es.farnell.com/tdk/cgb3b1x5r1a475k055ac/cap-mlcc-x5r-4-7uf-10v-0603/dp/2346974">2346974</text:a></text:p>
          </table:table-cell>
          <table:table-cell office:value-type="string" table:style-name="ce24">
            <text:p><text:a xlink:href="http://www.newark.com/tdk/cgb3b1x5r1a475k055ac/cap-ceramic-4-7uf-10v-x5r-0603/dp/51T2634">51T2634</text:a></text:p>
          </table:table-cell>
          <table:table-cell office:value-type="string" table:style-name="ce22">
            <text:p>Original device Digikey 587-3416-1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2">
            <text:p>CAP CER 22UF 10V 20% X7R 0805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TDK.page?lang=en">TDK Corporation</text:a></text:p>
          </table:table-cell>
          <table:table-cell office:value-type="string" table:style-name="ce24">
            <text:p><text:a xlink:href="http://www.digikey.es/product-detail/en/C2012X5R1A226M125AB/445-7665-1-ND/2733737">C2012X5R1A226M125AB</text:a></text:p>
          </table:table-cell>
          <table:table-cell office:value-type="string" table:style-name="ce24">
            <text:p><text:a xlink:href="http://www.digikey.es/product-detail/en/C2012X5R1A226M125AB/445-7665-1-ND/2733737">445-7665-1-ND</text:a></text:p>
          </table:table-cell>
          <table:table-cell office:value-type="float" office:value="2354118" table:style-name="ce26">
            <text:p>2354118</text:p>
          </table:table-cell>
          <table:table-cell office:value-type="string" table:style-name="ce24">
            <text:p><text:a xlink:href="http://www.newark.com/tdk/c2012x5r1a226m125ab/cap-ceramic-22uf-10v-x5r-0805/dp/04X3271">04X3271</text:a></text:p>
          </table:table-cell>
          <table:table-cell office:value-type="string" table:style-name="ce23">
            <text:p>uSD cap 22uF-47uF , original 1276-2910-2-ND, X5R choosen instead of X7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, C3</text:p>
          </table:table-cell>
          <table:table-cell office:value-type="string" table:style-name="ce7">
            <text:p>CAP CER 100UF 10V 20% X5R 1210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digikey.com/Suppliers/es/Kemet.page?lang=en">Kemet</text:a></text:p>
          </table:table-cell>
          <table:table-cell office:value-type="string" table:style-name="ce24">
            <text:p><text:a xlink:href="http://www.digikey.es/product-detail/en/C1210C107M8PACTU/399-11631-2-ND/4918884">C1210C107M8PACTU</text:a></text:p>
          </table:table-cell>
          <table:table-cell office:value-type="string" table:style-name="ce24">
            <text:p><text:a xlink:href="http://www.digikey.es/product-detail/en/C1210C107M8PACTU/399-11631-1-ND/4918887">399-11631-1-ND</text:a></text:p>
          </table:table-cell>
          <table:table-cell office:value-type="float" office:value="2442786" table:style-name="ce26">
            <text:p>2442786</text:p>
          </table:table-cell>
          <table:table-cell office:value-type="string" table:style-name="ce26">
            <text:p>87X8674</text:p>
          </table:table-cell>
          <table:table-cell office:value-type="string" table:style-name="ce23">
            <text:p>Original CL32A107MPVNN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1</text:p>
          </table:table-cell>
          <table:table-cell office:value-type="string" table:style-name="ce22">
            <text:p>CAP CER 22UF 10V 20% X5R 1206</text:p>
          </table:table-cell>
          <table:table-cell office:value-type="float" office:value="1" table:style-name="ce3">
            <text:p>1</text:p>
          </table:table-cell>
          <table:table-cell office:value-type="string" table:style-name="ce20">
            <text:p><text:a xlink:href="http://digikey.com/Suppliers/es/Kemet.page?lang=en">Kemet</text:a></text:p>
          </table:table-cell>
          <table:table-cell office:value-type="string" table:style-name="ce20">
            <text:p><text:a xlink:href="http://www.digikey.es/product-detail/en/C1206C226M8PACTU/399-5500-1-ND/1950678">C1206C226M8PACTU</text:a></text:p>
          </table:table-cell>
          <table:table-cell office:value-type="string" table:style-name="ce20">
            <text:p><text:a xlink:href="http://www.digikey.es/product-detail/en/C1206C226M8PACTU/399-5500-1-ND/1950678">399-5500-1-ND</text:a></text:p>
          </table:table-cell>
          <table:table-cell office:value-type="float" office:value="1601818" table:style-name="ce20">
            <text:p><text:a xlink:href="http://es.farnell.com/kemet/c1206c226m8pactu/capacitor-ceramic-22uf-10v-x5r/dp/1601818">1601818</text:a></text:p>
          </table:table-cell>
          <table:table-cell office:value-type="string" table:style-name="ce20">
            <text:p><text:a xlink:href="http://www.newark.com/kemet/c1206c226m8pactu/capacitor-ceramic-22uf-10v-x5r/dp/94M5671">94M5671</text:a></text:p>
          </table:table-cell>
          <table:table-cell office:value-type="string" table:style-name="ce23">
            <text:p>Originally <text:s/>47UF in BOM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7">
            <text:p>RES 10 OHM 1/10W 1% 0603 SMD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Yageo.page?lang=en">Yageo</text:a></text:p>
          </table:table-cell>
          <table:table-cell office:value-type="string" table:style-name="ce24">
            <text:p><text:a xlink:href="http://www.digikey.es/product-detail/en/RC0603FR-0710RL/311-10.0HRTR-ND/726879">RC0603FR-0710RL</text:a></text:p>
          </table:table-cell>
          <table:table-cell office:value-type="string" table:style-name="ce3">
            <text:p>311-10.0HRCT-ND</text:p>
          </table:table-cell>
          <table:table-cell office:value-type="float" office:value="2128714" table:style-name="ce24">
            <text:p><text:a xlink:href="http://es.farnell.com/yageo/rc0603fr-0710rl/resistor-thick-film-10-ohm-100mw/dp/2128714">2128714</text:a></text:p>
          </table:table-cell>
          <table:table-cell office:value-type="string" table:style-name="ce24">
            <text:p><text:a xlink:href="http://www.newark.com/yageo/rc0603fr-0710rl/resistor-thick-film-10-ohm-100mw/dp/68R0050">68R005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7">
            <text:p>RES 10K OHM 1/10W 5% 0603 SMD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Yageo.page?lang=en">Yageo</text:a></text:p>
          </table:table-cell>
          <table:table-cell office:value-type="string" table:style-name="ce24">
            <text:p><text:a xlink:href="http://www.digikey.es/product-detail/en/RC0603JR-0710KL/311-10KGRTR-ND/726700">RC0603JR-0710KL</text:a></text:p>
          </table:table-cell>
          <table:table-cell office:value-type="string" table:style-name="ce3">
            <text:p>311-10KGRCT-ND</text:p>
          </table:table-cell>
          <table:table-cell office:value-type="string" table:style-name="ce24">
            <text:p><text:a xlink:href="http://es.farnell.com/yageo-phycomp/rc0603jr-0710kl/resistor-rc21-0603-10k/dp/9233504RL">9233504RL</text:a></text:p>
          </table:table-cell>
          <table:table-cell office:value-type="string" table:style-name="ce24">
            <text:p><text:a xlink:href="http://www.newark.com/yageo/rc0603jr-0710kl/resistor-thick-film-10kohm-100mw/dp/68R0144">68R0144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5, RN6</text:p>
          </table:table-cell>
          <table:table-cell office:value-type="string" table:style-name="ce5">
            <text:p>RES ARRAY 10K OHM 4 RES 1206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digikey.com/Suppliers/es/Yageo.page?lang=en">Yageo</text:a></text:p>
          </table:table-cell>
          <table:table-cell office:value-type="string" table:style-name="ce24">
            <text:p><text:a xlink:href="http://www.digikey.es/product-detail/en/YC164-JR-0710KL/YC164J-10KCT-ND/1005702">YC164-JR-0710KL</text:a></text:p>
          </table:table-cell>
          <table:table-cell office:value-type="string" table:style-name="ce3">
            <text:p>YC164J-10KCT-ND</text:p>
          </table:table-cell>
          <table:table-cell office:value-type="float" office:value="1799564" table:style-name="ce24">
            <text:p><text:a xlink:href="http://es.farnell.com/yageo/yc164-jr-0710kl/resistor-iso-array-4res-10kohm/dp/1799564">1799564</text:a></text:p>
          </table:table-cell>
          <table:table-cell office:value-type="string" table:style-name="ce24">
            <text:p><text:a xlink:href="http://www.newark.com/yageo/yc164-jr-0710kl/resistor-iso-array-4res-10kohm/dp/68R0340">68R0340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7</text:p>
          </table:table-cell>
          <table:table-cell office:value-type="string" table:style-name="ce5">
            <text:p>RES ARRAY 10K OHM 2 RES 0606</text:p>
          </table:table-cell>
          <table:table-cell office:value-type="float" office:value="1" table:style-name="ce3">
            <text:p>1</text:p>
          </table:table-cell>
          <table:table-cell office:value-type="string" table:style-name="ce20">
            <text:p><text:a xlink:href="http://digikey.com/Suppliers/es/CTS.page?lang=en">CTS Resistor Products</text:a></text:p>
          </table:table-cell>
          <table:table-cell office:value-type="string" table:style-name="ce20">
            <text:p><text:a xlink:href="http://www.digikey.es/product-detail/en/742C043103JP/742C043103JPTR-ND/1124426">742C043103JP</text:a></text:p>
          </table:table-cell>
          <table:table-cell office:value-type="string" table:style-name="ce20">
            <text:p><text:a xlink:href="http://www.digikey.es/product-detail/en/742C043103JP/742C043103JPCT-ND/1124587">742C043103JPCT-ND</text:a></text:p>
          </table:table-cell>
          <table:table-cell table:number-columns-repeated="2" table:style-name="ce3"/>
          <table:table-cell office:value-type="string" table:style-name="ce1">
            <text:p>Original 742C043103JPCT-ND, no he encontrado sustitut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N4</text:p>
          </table:table-cell>
          <table:table-cell office:value-type="string" table:style-name="ce5">
            <text:p>RES ARRAY 220 OHM 4 RES 1206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Yageo.page?lang=en">Yageo</text:a></text:p>
          </table:table-cell>
          <table:table-cell office:value-type="string" table:style-name="ce24">
            <text:p><text:a xlink:href="http://www.digikey.es/product-detail/en/TC164-JR-07220RL/TC164J-220TR-ND/1004820">TC164-JR-07220RL</text:a></text:p>
          </table:table-cell>
          <table:table-cell office:value-type="string" table:style-name="ce3">
            <text:p>TC164J-220CT-ND</text:p>
          </table:table-cell>
          <table:table-cell office:value-type="float" office:value="9241213" table:style-name="ce24">
            <text:p><text:a xlink:href="http://es.farnell.com/yageo-phycomp/tc164-jr-07220rl/resistor-array-arc241-1206-220r/dp/9241213">9241213</text:a></text:p>
          </table:table-cell>
          <table:table-cell office:value-type="string" table:style-name="ce26">
            <text:p>98K8153</text:p>
          </table:table-cell>
          <table:table-cell office:value-type="string" table:style-name="ce5">
            <text:p>220R-330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N8</text:p>
          </table:table-cell>
          <table:table-cell office:value-type="string" table:style-name="ce5">
            <text:p>RES ARRAY 33 OHM 2 RES 060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742C043330JPCT-ND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U7, U6, U3</text:p>
          </table:table-cell>
          <table:table-cell office:value-type="string" table:style-name="ce5">
            <text:p>FERRITE BEAD 15 OHM SMD 0603</text:p>
          </table:table-cell>
          <table:table-cell office:value-type="float" office:value="3" table:style-name="ce3">
            <text:p>3</text:p>
          </table:table-cell>
          <table:table-cell office:value-type="string" table:style-name="ce24">
            <text:p><text:a xlink:href="http://digikey.com/Suppliers/es/TDK.page?lang=en">TDK Corporation</text:a></text:p>
          </table:table-cell>
          <table:table-cell office:value-type="string" table:style-name="ce24">
            <text:p><text:a xlink:href="http://www.digikey.es/product-detail/en/MMZ1608R150ATA00/445-2180-1-ND/765087">MMZ1608R150ATA00</text:a></text:p>
          </table:table-cell>
          <table:table-cell office:value-type="string" table:style-name="ce24">
            <text:p><text:a xlink:href="http://www.digikey.es/product-detail/en/MMZ1608R150ATA00/445-2180-1-ND/765087">445-2180-1-ND</text:a></text:p>
          </table:table-cell>
          <table:table-cell office:value-type="float" office:value="2136481" table:style-name="ce26">
            <text:p>2136481</text:p>
          </table:table-cell>
          <table:table-cell office:value-type="string" table:style-name="ce26">
            <text:p>89R3087</text:p>
          </table:table-cell>
          <table:table-cell office:value-type="string" table:style-name="ce1">
            <text:p>Original 445-2184-2-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1, D2</text:p>
          </table:table-cell>
          <table:table-cell office:value-type="string" table:style-name="ce5">
            <text:p>DIODE SCHOTTKY 20V 1A SOD323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digikey.com/Suppliers/es/Micro-Commercial-Components.page?lang=en">Micro Commercial Co</text:a></text:p>
          </table:table-cell>
          <table:table-cell office:value-type="string" table:style-name="ce24">
            <text:p><text:a xlink:href="http://www.digikey.es/product-detail/en/B5817WS-TP/B5817WS-TPMSTR-ND/2213553">B5817WS-TP</text:a></text:p>
          </table:table-cell>
          <table:table-cell office:value-type="string" table:style-name="ce3">
            <text:p>B5817WS-TPMSCT-ND</text:p>
          </table:table-cell>
          <table:table-cell office:value-type="float" office:value="1924336" table:style-name="ce26">
            <text:p>1924336</text:p>
          </table:table-cell>
          <table:table-cell office:value-type="string" table:style-name="ce24">
            <text:p><text:a xlink:href="http://www.newark.com/micro-commercial-components/b5817ws-tp/schottky-rectifiers-1a-20v-sod/dp/51T4879">51T4879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5">
            <text:p>USD W/DETECT</text:p>
          </table:table-cell>
          <table:table-cell office:value-type="float" office:value="1" table:style-name="ce3">
            <text:p>1</text:p>
          </table:table-cell>
          <table:table-cell office:value-type="string" table:style-name="ce20">
            <text:p><text:a xlink:href="http://es.farnell.com/molex">MOLEX<text:s/></text:a></text:p>
          </table:table-cell>
          <table:table-cell office:value-type="string" table:style-name="ce1">
            <text:p>47309-2651</text:p>
          </table:table-cell>
          <table:table-cell office:value-type="string" table:style-name="ce20">
            <text:p><text:a xlink:href="http://www.digikey.es/product-detail/en/0473092651/WM6700DKR-ND/3045121">WM6700DKR-ND</text:a></text:p>
          </table:table-cell>
          <table:table-cell office:value-type="float" office:value="1568092" table:style-name="ce1">
            <text:p>1568092</text:p>
          </table:table-cell>
          <table:table-cell office:value-type="string" table:style-name="ce20">
            <text:p><text:a xlink:href="http://www.newark.com/molex/47309-2651/memory-card-connector-8way/dp/96M8530">96M8530</text:a></text:p>
          </table:table-cell>
          <table:table-cell office:value-type="string" table:style-name="ce22">
            <text:p>Original WM9731CT-ND, <text:s/>selected I think is compatibl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5">
            <text:p>IC REG LDO 3.3V 0.3A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AP2125K-3.3TRG1DICT-ND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5">
            <text:p>IC REG LDO 3.3V 500mA 8SOIC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BD33IA5WEFJ-E2CT-ND</text:p>
          </table:table-cell>
          <table:table-cell table:number-columns-repeated="2" table:style-name="ce3"/>
          <table:table-cell office:value-type="string" table:style-name="ce1">
            <text:p>Sustituto puede ser este BD33GA3WEFJ-E2, pero da 300mA en vez de 500m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5">
            <text:p>IC REG LDO 2.5V 150mA TSOT23-5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Texas-Instruments.page?lang=en">Texas Instruments</text:a></text:p>
          </table:table-cell>
          <table:table-cell office:value-type="string" table:style-name="ce24">
            <text:p><text:a xlink:href="http://www.digikey.es/product-detail/en/TPS78225DDCR/296-23824-1-ND/1958762">TPS78225DDCR</text:a></text:p>
          </table:table-cell>
          <table:table-cell office:value-type="string" table:style-name="ce24">
            <text:p><text:a xlink:href="http://www.digikey.es/product-detail/en/TPS78225DDCR/296-23824-1-ND/1958762">296-23824-1-ND</text:a></text:p>
          </table:table-cell>
          <table:table-cell office:value-type="float" office:value="1684755" table:style-name="ce26">
            <text:p>1684755</text:p>
          </table:table-cell>
          <table:table-cell office:value-type="string" table:style-name="ce24">
            <text:p><text:a xlink:href="http://www.newark.com/texas-instruments/tps78225ddct/ldo-reg-150ma-1ua-qc-2-5v-5sot/dp/40P0972">40P0972</text:a></text:p>
          </table:table-cell>
          <table:table-cell office:value-type="string" table:style-name="ce5">
            <text:p>MIN: 2.5v TYP: 2.8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12</text:p>
          </table:table-cell>
          <table:table-cell office:value-type="string" table:style-name="ce5">
            <text:p>IC ARM 168MHz 512KB FLASH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es.farnell.com/stmicroelectronics">STMICROELECTRONICS<text:s/></text:a></text:p>
          </table:table-cell>
          <table:table-cell office:value-type="string" table:style-name="ce27">
            <text:p>STM32F407VET6</text:p>
          </table:table-cell>
          <table:table-cell office:value-type="string" table:style-name="ce3">
            <text:p>497-12075-ND</text:p>
          </table:table-cell>
          <table:table-cell office:value-type="float" office:value="2064367" table:style-name="ce26">
            <text:p>2064367</text:p>
          </table:table-cell>
          <table:table-cell office:value-type="string" table:style-name="ce26">
            <text:p>73T23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12</text:p>
          </table:table-cell>
          <table:table-cell office:value-type="string" table:style-name="ce5">
            <text:p>IC ARM 180MHz 1MB FLASH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es.farnell.com/stmicroelectronics">STMICROELECTRONICS<text:s/></text:a></text:p>
          </table:table-cell>
          <table:table-cell office:value-type="string" table:style-name="ce3">
            <text:p>STM32F427VGT6</text:p>
          </table:table-cell>
          <table:table-cell office:value-type="string" table:style-name="ce21">
            <text:p>STM32F427VGT6</text:p>
          </table:table-cell>
          <table:table-cell office:value-type="float" office:value="2333368" table:style-name="ce26">
            <text:p>2333368</text:p>
          </table:table-cell>
          <table:table-cell office:value-type="string" table:style-name="ce26">
            <text:p>99W9926</text:p>
          </table:table-cell>
          <table:table-cell office:value-type="string" table:style-name="ce23">
            <text:p>If is not available, the above one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5">
            <text:p>CONN USB MICRO B</text:p>
          </table:table-cell>
          <table:table-cell office:value-type="float" office:value="1" table:style-name="ce3">
            <text:p>1</text:p>
          </table:table-cell>
          <table:table-cell office:value-type="string" table:style-name="ce25">
            <text:p>FCI</text:p>
          </table:table-cell>
          <table:table-cell office:value-type="string" table:style-name="ce24">
            <text:p><text:a xlink:href="http://www.digikey.es/product-detail/en/10118192-0001LF/609-4613-2-ND/2785387">10118192-0001LF</text:a></text:p>
          </table:table-cell>
          <table:table-cell office:value-type="string" table:style-name="ce24">
            <text:p><text:a xlink:href="http://www.digikey.es/product-detail/en/10118192-0001LF/609-4613-1-ND/2785378">609-4613-1-ND</text:a></text:p>
          </table:table-cell>
          <table:table-cell table:number-columns-repeated="2" table:style-name="ce26"/>
          <table:table-cell office:value-type="string" table:style-name="ce1">
            <text:p>Alternativa USB3065-30-00-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1</text:p>
          </table:table-cell>
          <table:table-cell office:value-type="string" table:style-name="ce5">
            <text:p>CRYSTAL 12MHz 12PF SMD 2.5x2.0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www.newark.com/aker">AKER<text:s/></text:a></text:p>
          </table:table-cell>
          <table:table-cell office:value-type="string" table:style-name="ce26">
            <text:p>C7S-12.000-12-3030-X</text:p>
          </table:table-cell>
          <table:table-cell table:style-name="ce3"/>
          <table:table-cell office:value-type="float" office:value="1538812" table:style-name="ce24">
            <text:p><text:a xlink:href="http://es.farnell.com/aker/c7s-12-000-12-3030-x/crystal-smd-ceramic-12-000mhz/dp/1538812">1538812</text:a></text:p>
          </table:table-cell>
          <table:table-cell office:value-type="string" table:style-name="ce26">
            <text:p>94M6771</text:p>
          </table:table-cell>
          <table:table-cell office:value-type="string" table:style-name="ce23">
            <text:p>Load Cap CL1/CL2 10pF-15PF Max, Original 887-1831-1-ND (Digikey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D1</text:p>
          </table:table-cell>
          <table:table-cell office:value-type="string" table:style-name="ce5">
            <text:p>LED RGB 4-PLCC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Cree.page?lang=en">Cree Inc</text:a></text:p>
          </table:table-cell>
          <table:table-cell office:value-type="string" table:style-name="ce24">
            <text:p><text:a xlink:href="http://www.digikey.es/product-detail/en/CLVBA-FKA-CAEDH8BBB7A363/CLVBA-FKA-CAEDH8BBB7A363TR-ND/2650496">CLVBA-FKA-CAEDH8BBB7A363</text:a></text:p>
          </table:table-cell>
          <table:table-cell office:value-type="string" table:style-name="ce3">
            <text:p>CLVBA-FKA-CAEDH8BBB7A363TR-ND</text:p>
          </table:table-cell>
          <table:table-cell office:value-type="float" office:value="2093939" table:style-name="ce24">
            <text:p><text:a xlink:href="http://es.farnell.com/cree/clvba-fka-caedh8bbb7a363/led-hb-rgb-smd-130mw/dp/2093939">2093939</text:a></text:p>
          </table:table-cell>
          <table:table-cell office:value-type="string" table:style-name="ce24">
            <text:p><text:a xlink:href="http://www.newark.com/cree/clvba-fka-caedh8bbb7a363/led-hb-rgb-smd-130mw/dp/83T3705">83T3705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ED2, LED3</text:p>
          </table:table-cell>
          <table:table-cell office:value-type="string" table:style-name="ce5">
            <text:p>LED IR 3MM HI EFF 870NM</text:p>
          </table:table-cell>
          <table:table-cell office:value-type="float" office:value="2" table:style-name="ce3">
            <text:p>2</text:p>
          </table:table-cell>
          <table:table-cell office:value-type="string" table:style-name="ce24">
            <text:p><text:a xlink:href="http://www.newark.com/vishay-semiconductor">VISHAY SEMICONDUCTOR<text:s/></text:a></text:p>
          </table:table-cell>
          <table:table-cell office:value-type="string" table:style-name="ce27">
            <text:p>TSHA4400</text:p>
          </table:table-cell>
          <table:table-cell office:value-type="string" table:style-name="ce3">
            <text:p>751-1209-ND</text:p>
          </table:table-cell>
          <table:table-cell table:style-name="ce3"/>
          <table:table-cell office:value-type="string" table:style-name="ce26">
            <text:p>58K25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5">
            <text:p>MOSFET N-CH 50V 220MA SOT-23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<text:a xlink:href="http://digikey.com/Suppliers/es/Fairchild-Semiconductor.page?lang=en">Fairchild Semiconductor</text:a></text:p>
          </table:table-cell>
          <table:table-cell office:value-type="string" table:style-name="ce24">
            <text:p><text:a xlink:href="http://www.digikey.es/product-detail/en/BSS138/BSS138CT-ND/244294">BSS138</text:a></text:p>
          </table:table-cell>
          <table:table-cell office:value-type="string" table:style-name="ce3">
            <text:p>BSS138CT-ND</text:p>
          </table:table-cell>
          <table:table-cell office:value-type="float" office:value="9845330" table:style-name="ce24">
            <text:p><text:a xlink:href="http://es.farnell.com/fairchild-semiconductor/bss138/mosfet-n-chan-50v-220ma-sot-23/dp/9845330">9845330</text:a></text:p>
          </table:table-cell>
          <table:table-cell office:value-type="string" table:style-name="ce24">
            <text:p><text:a xlink:href="http://www.newark.com/fairchild-semiconductor/bss138/n-channel-mosfet-50v-220ma-sot/dp/58K8769">58K8769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U9</text:p>
          </table:table-cell>
          <table:table-cell office:value-type="string" table:style-name="ce5">
            <text:p>OV2640 BGA CSP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henzhen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U$1</text:p>
          </table:table-cell>
          <table:table-cell office:value-type="string" table:style-name="ce5">
            <text:p>LENS + MOUNT M12/20MM 16x16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henzhen</text:p>
          </table:table-cell>
          <table:table-cell table:number-columns-repeated="2" table:style-name="ce3"/>
          <table:table-cell office:value-type="string" table:style-name="ce8">
            <text:p>Need 16x16MM bas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5">
            <text:p>PCBA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string" table:style-name="ce3">
            <text:p>Small Batch Assembly</text:p>
          </table:table-cell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9"/>
          <table:table-cell table:number-columns-repeated="3" table:style-name="ce3"/>
          <table:table-cell table:number-columns-repeated="3" table:style-name="ce4"/>
          <table:table-cell table:number-columns-repeated="16376"/>
        </table:table-row>
        <table:table-row table:style-name="ro1">
          <table:table-cell/>
          <table:table-cell table:style-name="ce5"/>
          <table:table-cell table:number-columns-repeated="3" table:style-name="ce3"/>
          <table:table-cell table:number-columns-repeated="3" table:style-name="ce28"/>
          <table:table-cell table:number-columns-repeated="16376"/>
        </table:table-row>
        <table:table-row table:style-name="ro1">
          <table:table-cell/>
          <table:table-cell table:style-name="ce5"/>
          <table:table-cell table:number-columns-repeated="3" table:style-name="ce3"/>
          <table:table-cell table:number-columns-repeated="3" table:style-name="ce29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3"/>
          <table:table-cell table:number-columns-repeated="3" table:style-name="ce30"/>
          <table:table-cell table:number-columns-repeated="16376"/>
        </table:table-row>
        <table:table-row table:number-rows-repeated="2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1"/>
          <table:table-cell table:number-columns-repeated="6" table:style-name="ce3"/>
          <table:table-cell table:number-columns-repeated="16376"/>
        </table:table-row>
        <table:table-row table:number-rows-repeated="3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1"/>
          <table:table-cell table:number-columns-repeated="6" table:style-name="ce3"/>
          <table:table-cell table:number-columns-repeated="16376"/>
        </table:table-row>
        <table:table-row table:number-rows-repeated="5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table:number-columns-repeated="2" table:style-name="ce26"/>
          <table:table-cell table:number-columns-repeated="3" table:style-name="ce3"/>
          <table:table-cell table:number-columns-repeated="16376"/>
        </table:table-row>
        <table:table-row table:number-rows-repeated="12"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number-rows-repeated="48" table:style-name="ro1">
          <table:table-cell table:number-columns-repeated="2"/>
          <table:table-cell table:number-columns-repeated="6" table:style-name="ce3"/>
          <table:table-cell table:number-columns-repeated="16376"/>
        </table:table-row>
        <table:table-row table:number-rows-repeated="1048464" table:style-name="ro1">
          <table:table-cell table:number-columns-repeated="16384"/>
        </table:table-row>
      </table:table>
      <table:table table:name="Power_Supply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48" table:default-cell-style-name="ce1"/>
        <table:table-column table:style-name="co1" table:number-columns-repeated="16128" table:default-cell-style-name="ce1"/>
        <table:table-row table:style-name="ro1">
          <table:table-cell office:value-type="string" table:style-name="ce2">
            <text:p>Part No</text:p>
          </table:table-cell>
          <table:table-cell office:value-type="string" table:style-name="ce2">
            <text:p>Details</text:p>
          </table:table-cell>
          <table:table-cell office:value-type="float" office:value="100" table:style-name="ce2">
            <text:p>100</text:p>
          </table:table-cell>
          <table:table-cell office:value-type="float" office:value="250" table:style-name="ce2">
            <text:p>25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AP2126K-ADJTRG1</text:p>
          </table:table-cell>
          <table:table-cell office:value-type="string" table:style-name="ce5">
            <text:p>soft start 3.3V, 300mA</text:p>
          </table:table-cell>
          <table:table-cell office:value-type="float" office:value="0.22600000000000001" table:style-name="ce5">
            <text:p>0,226</text:p>
          </table:table-cell>
          <table:table-cell office:value-type="float" office:value="0.1598" table:style-name="ce5">
            <text:p>0,1598</text:p>
          </table:table-cell>
          <table:table-cell office:value-type="float" office:value="0.12792000000000001" table:style-name="ce5">
            <text:p>0,12792</text:p>
          </table:table-cell>
          <table:table-cell office:value-type="float" office:value="9.8119999999999999E-2" table:style-name="ce5">
            <text:p>0,09812</text:p>
          </table:table-cell>
          <table:table-cell office:value-type="float" office:value="1" table:style-name="ce5">
            <text:p>1</text:p>
          </table:table-cell>
          <table:table-cell office:value-type="float" office:value="9.8119999999999999E-2" table:style-name="ce5">
            <text:p>0,098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MCP1824T-3302E/OT</text:p>
          </table:table-cell>
          <table:table-cell office:value-type="string" table:style-name="ce5">
            <text:p>soft start 3.3V</text:p>
          </table:table-cell>
          <table:table-cell office:value-type="float" office:value="0.32" table:style-name="ce5">
            <text:p>0,32</text:p>
          </table:table-cell>
          <table:table-cell table:number-columns-repeated="4" table:style-name="ce1"/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LP5900SD-1.8/NOPBCT-ND</text:p>
          </table:table-cell>
          <table:table-cell office:value-type="string" table:style-name="ce5">
            <text:p>1.8V, 150mA</text:p>
          </table:table-cell>
          <table:table-cell office:value-type="float" office:value="0.24299999999999999" table:style-name="ce5">
            <text:p>0,243</text:p>
          </table:table-cell>
          <table:table-cell office:value-type="float" office:value="0.23852000000000001" table:style-name="ce5">
            <text:p>0,23852</text:p>
          </table:table-cell>
          <table:table-cell office:value-type="float" office:value="0.23400000000000001" table:style-name="ce5">
            <text:p>0,234</text:p>
          </table:table-cell>
          <table:table-cell office:value-type="float" office:value="0.22500000000000001" table:style-name="ce5">
            <text:p>0,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LP3985IM5-2.5/NOPBCT-ND</text:p>
          </table:table-cell>
          <table:table-cell office:value-type="string" table:style-name="ce5">
            <text:p>2.5V, 150mA</text:p>
          </table:table-cell>
          <table:table-cell office:value-type="float" office:value="0.20660000000000001" table:style-name="ce5">
            <text:p>0,2066</text:p>
          </table:table-cell>
          <table:table-cell office:value-type="float" office:value="0.20272000000000001" table:style-name="ce5">
            <text:p>0,20272</text:p>
          </table:table-cell>
          <table:table-cell office:value-type="float" office:value="0.19889999999999999" table:style-name="ce5">
            <text:p>0,1989</text:p>
          </table:table-cell>
          <table:table-cell office:value-type="float" office:value="0.19125" table:style-name="ce5">
            <text:p>0,19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LP3986TL-2518/NOPB</text:p>
          </table:table-cell>
          <table:table-cell office:value-type="string" table:style-name="ce5">
            <text:p>1.8V/2.5V, 150mA</text:p>
          </table:table-cell>
          <table:table-cell table:number-columns-repeated="3" table:style-name="ce1"/>
          <table:table-cell office:value-type="float" office:value="0.36449999999999999" table:style-name="ce5">
            <text:p>0,3645</text:p>
          </table:table-cell>
          <table:table-cell office:value-type="float" office:value="1" table:style-name="ce5">
            <text:p>1</text:p>
          </table:table-cell>
          <table:table-cell office:value-type="float" office:value="0.36449999999999999" table:style-name="ce5">
            <text:p>0,3645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7" table:style-name="ce1"/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0.46261999999999998" table:style-name="ce2">
            <text:p>0,46262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number-rows-repeated="4" table:style-name="ro2">
          <table:table-cell table:number-columns-repeated="16384" table:style-name="ce1"/>
        </table:table-row>
        <table:table-row table:style-name="ro3">
          <table:table-cell office:value-type="string" table:style-name="ce5">
            <text:p>Soft start circuit</text:p>
          </table:table-cell>
          <table:table-cell office:value-type="string" table:style-name="ce5">
            <text:p>http://electronics.stackexchange.com/questions/9307/how-to-limit-inrush-current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5">
            <text:p>1028-1087-1-ND</text:p>
          </table:table-cell>
          <table:table-cell office:value-type="string" table:style-name="ce5">
            <text:p>usb power swit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P2411FGE-7</text:p>
          </table:table-cell>
          <table:table-cell office:value-type="string" table:style-name="ce5">
            <text:p>usb power switch</text:p>
          </table:table-cell>
          <table:table-cell office:value-type="string" table:style-name="ce5">
            <text:p>soft start</text:p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Current design:</text:p>
          </table:table-cell>
          <table:table-cell office:value-type="string" table:style-name="ce2">
            <text:p>Part No</text:p>
          </table:table-cell>
          <table:table-cell office:value-type="float" office:value="10" table:style-name="ce2">
            <text:p>10</text:p>
          </table:table-cell>
          <table:table-cell office:value-type="float" office:value="100" table:style-name="ce2">
            <text:p>100</text:p>
          </table:table-cell>
          <table:table-cell office:value-type="float" office:value="1000" table:style-name="ce2">
            <text:p>1000</text:p>
          </table:table-cell>
          <table:table-cell office:value-type="float" office:value="3000" table:style-name="ce2">
            <text:p>3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IC REG LDO 3.3/2.5/1.8V</text:p>
          </table:table-cell>
          <table:table-cell office:value-type="string" table:style-name="ce3">
            <text:p>ADP322ACPZ-135-R7CT-ND</text:p>
          </table:table-cell>
          <table:table-cell office:value-type="float" office:value="1.5" table:style-name="ce6">
            <text:p>1,5000</text:p>
          </table:table-cell>
          <table:table-cell office:value-type="float" office:value="1.0900000000000001" table:style-name="ce6">
            <text:p>1,0900</text:p>
          </table:table-cell>
          <table:table-cell office:value-type="float" office:value="0.85" table:style-name="ce6">
            <text:p>0,8500</text:p>
          </table:table-cell>
          <table:table-cell office:value-type="float" office:value="0.65600000000000003" table:style-name="ce6">
            <text:p>0,6560</text:p>
          </table:table-cell>
          <table:table-cell table:style-name="ce1"/>
          <table:table-cell table:number-columns-repeated="2" table:style-name="ce12"/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  <table:table table:name="PCB" table:style-name="ta1">
        <table:table-column table:style-name="co16" table:number-columns-repeated="10" table:default-cell-style-name="ce1"/>
        <table:table-column table:style-name="co10" table:number-columns-repeated="246" table:default-cell-style-name="ce1"/>
        <table:table-column table:style-name="co1" table:number-columns-repeated="16128" table:default-cell-style-name="ce1"/>
        <table:table-row table:style-name="ro4">
          <table:table-cell office:value-type="string" table:style-name="ce2">
            <text:p>Advanced Circuits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5">
            <text:p>Space Between</text:p>
          </table:table-cell>
          <table:table-cell office:value-type="float" office:value="0.1" table:style-name="ce5">
            <text:p>0,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Border</text:p>
          </table:table-cell>
          <table:table-cell office:value-type="float" office:value="0.25" table:style-name="ce5">
            <text:p>0,2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.31" table:style-name="ce2">
            <text:p>1,3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.6" table:style-name="ce6">
            <text:p>2,6000</text:p>
          </table:table-cell>
          <table:table-cell office:value-type="float" office:value="3.22" table:style-name="ce6">
            <text:p>3,220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7" table:style-name="ce6">
            <text:p>3,7000</text:p>
          </table:table-cell>
          <table:table-cell office:value-type="float" office:value="4.63" table:style-name="ce6">
            <text:p>4,6300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.8" table:style-name="ce6">
            <text:p>4,8000</text:p>
          </table:table-cell>
          <table:table-cell office:value-type="float" office:value="6.04" table:style-name="ce6">
            <text:p>6,040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9" table:style-name="ce6">
            <text:p>5,9000</text:p>
          </table:table-cell>
          <table:table-cell office:value-type="float" office:value="7.4500000000000011" table:style-name="ce6">
            <text:p>7,4500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1.4" table:style-name="ce6">
            <text:p>11,4000</text:p>
          </table:table-cell>
          <table:table-cell office:value-type="float" office:value="14.500000000000002" table:style-name="ce6">
            <text:p>14,5000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3x3 Arra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">
            <text:p>Qty</text:p>
          </table:table-cell>
          <table:table-cell office:value-type="string" table:style-name="ce2">
            <text:p>Same Day</text:p>
          </table:table-cell>
          <table:table-cell office:value-type="string" table:style-name="ce2">
            <text:p>1-day</text:p>
          </table:table-cell>
          <table:table-cell office:value-type="string" table:style-name="ce2">
            <text:p>2-day</text:p>
          </table:table-cell>
          <table:table-cell office:value-type="string" table:style-name="ce2">
            <text:p>3-day</text:p>
          </table:table-cell>
          <table:table-cell office:value-type="string" table:style-name="ce2">
            <text:p>4-day</text:p>
          </table:table-cell>
          <table:table-cell office:value-type="string" table:style-name="ce2">
            <text:p>1-week</text:p>
          </table:table-cell>
          <table:table-cell office:value-type="string" table:style-name="ce2">
            <text:p>2-week</text:p>
          </table:table-cell>
          <table:table-cell office:value-type="string" table:style-name="ce2">
            <text:p>3-week</text:p>
          </table:table-cell>
          <table:table-cell office:value-type="string" table:style-name="ce2">
            <text:p>4-week</text:p>
          </table:table-cell>
          <table:table-cell table:number-columns-repeated="16374"/>
        </table:table-row>
        <table:table-row table:style-name="ro1">
          <table:table-cell office:value-type="float" office:value="504" table:style-name="ce5">
            <text:p>504</text:p>
          </table:table-cell>
          <table:table-cell office:value-type="string" table:style-name="ce5">
            <text:p>Call Us</text:p>
          </table:table-cell>
          <table:table-cell office:value-type="float" office:value="8.06" table:style-name="ce10">
            <text:p>$8,06</text:p>
          </table:table-cell>
          <table:table-cell office:value-type="float" office:value="4.54" table:style-name="ce10">
            <text:p>$4,54</text:p>
          </table:table-cell>
          <table:table-cell office:value-type="float" office:value="3.67" table:style-name="ce10">
            <text:p>$3,67</text:p>
          </table:table-cell>
          <table:table-cell office:value-type="float" office:value="3.14" table:style-name="ce10">
            <text:p>$3,14</text:p>
          </table:table-cell>
          <table:table-cell office:value-type="float" office:value="2.96" table:style-name="ce10">
            <text:p>$2,96</text:p>
          </table:table-cell>
          <table:table-cell office:value-type="float" office:value="2.61" table:style-name="ce10">
            <text:p>$2,61</text:p>
          </table:table-cell>
          <table:table-cell office:value-type="float" office:value="2.2599999999999998" table:style-name="ce10">
            <text:p>$2,26</text:p>
          </table:table-cell>
          <table:table-cell office:value-type="float" office:value="1.91" table:style-name="ce10">
            <text:p>$1,91</text:p>
          </table:table-cell>
          <table:table-cell table:number-columns-repeated="16374"/>
        </table:table-row>
        <table:table-row table:style-name="ro1">
          <table:table-cell office:value-type="float" office:value="1008" table:style-name="ce5">
            <text:p>1008</text:p>
          </table:table-cell>
          <table:table-cell office:value-type="string" table:style-name="ce5">
            <text:p>Call Us</text:p>
          </table:table-cell>
          <table:table-cell office:value-type="float" office:value="5.61" table:style-name="ce10">
            <text:p>$5,61</text:p>
          </table:table-cell>
          <table:table-cell office:value-type="float" office:value="3.15" table:style-name="ce10">
            <text:p>$3,15</text:p>
          </table:table-cell>
          <table:table-cell office:value-type="float" office:value="2.54" table:style-name="ce10">
            <text:p>$2,54</text:p>
          </table:table-cell>
          <table:table-cell office:value-type="float" office:value="2.17" table:style-name="ce10">
            <text:p>$2,17</text:p>
          </table:table-cell>
          <table:table-cell office:value-type="float" office:value="2.04" table:style-name="ce10">
            <text:p>$2,04</text:p>
          </table:table-cell>
          <table:table-cell office:value-type="float" office:value="1.8" table:style-name="ce10">
            <text:p>$1,80</text:p>
          </table:table-cell>
          <table:table-cell office:value-type="float" office:value="1.55" table:style-name="ce10">
            <text:p>$1,55</text:p>
          </table:table-cell>
          <table:table-cell office:value-type="float" office:value="1.3" table:style-name="ce13">
            <text:p>$1,30</text:p>
          </table:table-cell>
          <table:table-cell table:number-columns-repeated="16374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string" table:style-name="ce5">
            <text:p>Call Us</text:p>
          </table:table-cell>
          <table:table-cell office:value-type="float" office:value="4.3899999999999997" table:style-name="ce10">
            <text:p>$4,39</text:p>
          </table:table-cell>
          <table:table-cell office:value-type="float" office:value="2.46" table:style-name="ce10">
            <text:p>$2,46</text:p>
          </table:table-cell>
          <table:table-cell office:value-type="float" office:value="1.97" table:style-name="ce10">
            <text:p>$1,97</text:p>
          </table:table-cell>
          <table:table-cell office:value-type="float" office:value="1.68" table:style-name="ce10">
            <text:p>$1,68</text:p>
          </table:table-cell>
          <table:table-cell office:value-type="float" office:value="1.59" table:style-name="ce10">
            <text:p>$1,59</text:p>
          </table:table-cell>
          <table:table-cell office:value-type="float" office:value="1.39" table:style-name="ce10">
            <text:p>$1,39</text:p>
          </table:table-cell>
          <table:table-cell office:value-type="float" office:value="1.2" table:style-name="ce13">
            <text:p>$1,20</text:p>
          </table:table-cell>
          <table:table-cell office:value-type="float" office:value="1" table:style-name="ce13">
            <text:p>$1,00</text:p>
          </table:table-cell>
          <table:table-cell table:number-columns-repeated="16374"/>
        </table:table-row>
        <table:table-row table:style-name="ro1">
          <table:table-cell office:value-type="float" office:value="3006" table:style-name="ce5">
            <text:p>3006</text:p>
          </table:table-cell>
          <table:table-cell office:value-type="string" table:style-name="ce5">
            <text:p>Call Us</text:p>
          </table:table-cell>
          <table:table-cell office:value-type="float" office:value="3.98" table:style-name="ce10">
            <text:p>$3,98</text:p>
          </table:table-cell>
          <table:table-cell office:value-type="float" office:value="2.2200000000000002" table:style-name="ce10">
            <text:p>$2,22</text:p>
          </table:table-cell>
          <table:table-cell office:value-type="float" office:value="1.78" table:style-name="ce10">
            <text:p>$1,78</text:p>
          </table:table-cell>
          <table:table-cell office:value-type="float" office:value="1.52" table:style-name="ce10">
            <text:p>$1,52</text:p>
          </table:table-cell>
          <table:table-cell office:value-type="float" office:value="1.43" table:style-name="ce10">
            <text:p>$1,43</text:p>
          </table:table-cell>
          <table:table-cell office:value-type="float" office:value="1.26" table:style-name="ce13">
            <text:p>$1,26</text:p>
          </table:table-cell>
          <table:table-cell office:value-type="float" office:value="1.08" table:style-name="ce13">
            <text:p>$1,08</text:p>
          </table:table-cell>
          <table:table-cell office:value-type="float" office:value="0.9" table:style-name="ce13">
            <text:p>$0,90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Tooling</text:p>
          </table:table-cell>
          <table:table-cell office:value-type="string" table:style-name="ce5">
            <text:p>NRE = $300.00</text:p>
          </table:table-cell>
          <table:table-cell office:value-type="string" table:style-name="ce5">
            <text:p>(Tooling</text:p>
          </table:table-cell>
          <table:table-cell office:value-type="string" table:style-name="ce5">
            <text:p>waived when</text:p>
          </table:table-cell>
          <table:table-cell office:value-type="string" table:style-name="ce5">
            <text:p>re-ordered)</text:p>
          </table:table-cell>
          <table:table-cell table:style-name="ce5"/>
          <table:table-cell office:value-type="string" table:style-name="ce5">
            <text:p>* Testing =</text:p>
          </table:table-cell>
          <table:table-cell office:value-type="float" office:value="301.39" table:style-name="ce5">
            <text:p>301,39</text:p>
          </table:table-cell>
          <table:table-cell table:number-columns-repeated="16376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Assembly" table:style-name="ta1"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248" table:default-cell-style-name="ce1"/>
        <table:table-column table:style-name="co1" table:number-columns-repeated="16128" table:default-cell-style-name="ce1"/>
        <table:table-row table:style-name="ro3">
          <table:table-cell table:style-name="ce3"/>
          <table:table-cell table:number-columns-repeated="5" table:style-name="ce1"/>
          <table:table-cell office:value-type="string" table:style-name="ce14">
            <text:p>Stats</text:p>
          </table:table-cell>
          <table:table-cell office:value-type="string" table:style-name="ce5">
            <text:p>23 x402s (20xcap + 2xUSB res + 1xbead) 2 x805s 2 xSOD323 1 LED 4 x res nets 1xsiwtch 1x uSD 1x QFN 1x LQFP100 1x USB 1x Resonator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6" table:number-rows-spanned="1" table:style-name="ce18">
            <text:p>Small Batch Assembly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number-columns-spanned="6" table:number-rows-spanned="1" table:style-name="ce18">
            <text:p>http://www.smallbatchassembly.com/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office:value-type="string" table:style-name="ce4">
            <text:p>SMDs</text:p>
          </table:table-cell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3000" table:style-name="ce2">
            <text:p>3000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7.95" table:style-name="ce15">
            <text:p>7,95</text:p>
          </table:table-cell>
          <table:table-cell office:value-type="float" office:value="4.4800000000000004" table:style-name="ce15">
            <text:p>4,48</text:p>
          </table:table-cell>
          <table:table-cell office:value-type="float" office:value="4.04" table:style-name="ce15">
            <text:p>4,04</text:p>
          </table:table-cell>
          <table:table-cell table:style-name="ce15"/>
          <table:table-cell office:value-type="float" office:value="3.75" table:style-name="ce15">
            <text:p>3,75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.86" table:style-name="ce15">
            <text:p>10,86</text:p>
          </table:table-cell>
          <table:table-cell office:value-type="float" office:value="5.41" table:style-name="ce15">
            <text:p>5,41</text:p>
          </table:table-cell>
          <table:table-cell office:value-type="float" office:value="4.72" table:style-name="ce15">
            <text:p>4,72</text:p>
          </table:table-cell>
          <table:table-cell table:style-name="ce15"/>
          <table:table-cell office:value-type="float" office:value="4.2699999999999996" table:style-name="ce15">
            <text:p>4,27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6.66" table:style-name="ce15">
            <text:p>16,66</text:p>
          </table:table-cell>
          <table:table-cell office:value-type="float" office:value="7.26" table:style-name="ce15">
            <text:p>7,26</text:p>
          </table:table-cell>
          <table:table-cell office:value-type="float" office:value="6.08" table:style-name="ce15">
            <text:p>6,08</text:p>
          </table:table-cell>
          <table:table-cell table:style-name="ce15"/>
          <table:table-cell office:value-type="float" office:value="5.3" table:style-name="ce15">
            <text:p>5,30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6" table:number-rows-spanned="1" table:style-name="ce18">
            <text:p>Advanced Circuits (Colorado)</text:p>
          </table:table-cell>
          <table:covered-table-cell table:number-columns-repeated="5"/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6" table:number-rows-spanned="1" table:style-name="ce18">
            <text:p>https://www.my4pcb.com</text:p>
          </table:table-cell>
          <table:covered-table-cell table:number-columns-repeated="5"/>
          <table:table-cell office:value-type="string" table:style-name="ce5">
            <text:p>BGA &gt;= 31 mil, ball &lt;= 9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3000" table:style-name="ce2">
            <text:p>3000</text:p>
          </table:table-cell>
          <table:table-cell table:style-name="ce1"/>
          <table:table-cell office:value-type="string" table:style-name="ce5">
            <text:p>SMT &gt;= 040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No PTH</text:p>
          </table:table-cell>
          <table:table-cell table:style-name="ce1"/>
          <table:table-cell office:value-type="float" office:value="11.53" table:style-name="ce5">
            <text:p>11,53</text:p>
          </table:table-cell>
          <table:table-cell office:value-type="float" office:value="10.93" table:style-name="ce5">
            <text:p>10,93</text:p>
          </table:table-cell>
          <table:table-cell office:value-type="float" office:value="10.63" table:style-name="ce5">
            <text:p>10,63</text:p>
          </table:table-cell>
          <table:table-cell office:value-type="float" office:value="10.53" table:style-name="ce5">
            <text:p>10,53</text:p>
          </table:table-cell>
          <table:table-cell table:style-name="ce1"/>
          <table:table-cell office:value-type="string" table:style-name="ce5">
            <text:p>fine pitch &lt;= 15mil (0.5mm = 15mil)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 PTH</text:p>
          </table:table-cell>
          <table:table-cell table:style-name="ce1"/>
          <table:table-cell office:value-type="float" office:value="14.03" table:style-name="ce5">
            <text:p>14,03</text:p>
          </table:table-cell>
          <table:table-cell office:value-type="float" office:value="13.43" table:style-name="ce5">
            <text:p>13,43</text:p>
          </table:table-cell>
          <table:table-cell office:value-type="float" office:value="13.13" table:style-name="ce5">
            <text:p>13,13</text:p>
          </table:table-cell>
          <table:table-cell office:value-type="float" office:value="13.03" table:style-name="ce5">
            <text:p>13,03</text:p>
          </table:table-cell>
          <table:table-cell table:style-name="ce1"/>
          <table:table-cell office:value-type="string" table:style-name="ce5">
            <text:p>10-day turnaround is cheapest listed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5">
            <text:p>Based on 50 placements, 29 line items, 0 fine pitch, 1 bga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5" table:number-rows-spanned="1" table:style-name="ce18">
            <text:p>Screaming Circuits</text:p>
          </table:table-cell>
          <table:covered-table-cell table:number-columns-repeated="4"/>
          <table:table-cell table:style-name="ce1"/>
          <table:table-cell office:value-type="string" table:style-name="ce2">
            <text:p>Notes: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number-columns-spanned="6" table:number-rows-spanned="1" table:style-name="ce18">
            <text:p>http://www.screamingcircuits.com/</text:p>
          </table:table-cell>
          <table:covered-table-cell table:number-columns-repeated="5"/>
          <table:table-cell office:value-type="string" table:style-name="ce5">
            <text:p>Based on 20-day which is cheapest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2">
            <text:p>1000</text:p>
          </table:table-cell>
          <table:table-cell office:value-type="float" office:value="2000" table:style-name="ce2">
            <text:p>2000</text:p>
          </table:table-cell>
          <table:table-cell office:value-type="float" office:value="3000" table:style-name="ce2">
            <text:p>3000</text:p>
          </table:table-cell>
          <table:table-cell table:style-name="ce1"/>
          <table:table-cell office:value-type="string" table:style-name="ce5">
            <text:p>Based on 50 placements, 29 line items, 0 fine pitch, 1 bga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No PTH</text:p>
          </table:table-cell>
          <table:table-cell table:style-name="ce1"/>
          <table:table-cell office:value-type="float" office:value="13.17" table:style-name="ce5">
            <text:p>13,17</text:p>
          </table:table-cell>
          <table:table-cell office:value-type="float" office:value="12.38" table:style-name="ce5">
            <text:p>12,38</text:p>
          </table:table-cell>
          <table:table-cell office:value-type="string" table:style-name="ce16">
            <text:p>call</text:p>
          </table:table-cell>
          <table:table-cell office:value-type="string" table:style-name="ce16">
            <text:p>ca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2 PTH</text:p>
          </table:table-cell>
          <table:table-cell table:style-name="ce1"/>
          <table:table-cell office:value-type="float" office:value="14.59" table:style-name="ce15">
            <text:p>14,59</text:p>
          </table:table-cell>
          <table:table-cell office:value-type="float" office:value="13.76" table:style-name="ce15">
            <text:p>13,76</text:p>
          </table:table-cell>
          <table:table-cell office:value-type="string" table:style-name="ce16">
            <text:p>call</text:p>
          </table:table-cell>
          <table:table-cell office:value-type="string" table:style-name="ce16">
            <text:p>call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5" table:number-rows-spanned="1" table:style-name="ce18">
            <text:p>Seed Studio</text:p>
          </table:table-cell>
          <table:covered-table-cell table:number-columns-repeated="4"/>
          <table:table-cell table:style-name="ce1"/>
          <table:table-cell office:value-type="string" table:style-name="ce17">
            <text:p>Notes: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5" table:number-rows-spanned="1" table:style-name="ce18">
            <text:p>http://www.seeedstudio.com/</text:p>
          </table:table-cell>
          <table:covered-table-cell table:number-columns-repeated="4"/>
          <table:table-cell table:style-name="ce1"/>
          <table:table-cell office:value-type="string" table:style-name="ce2">
            <text:p>Seeed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5">
            <text:p>Appears to limit runs to 300 on the website; PCBA for 2-10 units.</text:p>
          </table:table-cell>
          <table:table-cell table:number-columns-repeated="16376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number-columns-spanned="5" table:number-rows-spanned="1" table:style-name="ce18">
            <text:p>Tiny Circuits</text:p>
          </table:table-cell>
          <table:covered-table-cell table:number-columns-repeated="4"/>
          <table:table-cell table:style-name="ce1"/>
          <table:table-cell office:value-type="string" table:style-name="ce17">
            <text:p>Notes: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number-columns-spanned="5" table:number-rows-spanned="1" table:style-name="ce18">
            <text:p>http://www.tinycircuits.com</text:p>
          </table:table-cell>
          <table:covered-table-cell table:number-columns-repeated="4"/>
          <table:table-cell table:style-name="ce1"/>
          <table:table-cell office:value-type="string" table:style-name="ce2">
            <text:p>TinyCircuits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5">
            <text:p>Normally doesn't do runs for others, but migh with boards &gt;= 1000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5">
            <text:p>Sent BOM and Gerber, waiting to hear back</text:p>
          </table:table-cell>
          <table:table-cell table:number-columns-repeated="16376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70" table:style-name="ro1">
          <table:table-cell table:style-name="ce3"/>
          <table:table-cell table:number-columns-repeated="16383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4" number:min-integer-digits="1" number:grouping="true"/>
    </number:number-style>
    <number:number-style style:name="N37">
      <number:text>$</number:text>
      <number:number number:decimal-places="2" number:min-integer-digits="1" number:grouping="true"/>
    </number:number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 </number:text>
      <number:number number:decimal-places="2" number:min-integer-digits="1" number:grouping="true"/>
      <number:text> </number:text>
    </number:number-style>
    <number:number-style style:name="N40P1">
      <number:text>  (</number:text>
      <number:number number:decimal-places="2" number:min-integer-digits="1" number:grouping="true"/>
      <number:text>)</number:text>
    </number:number-style>
    <number:text-style style:name="N40P2">
      <number:text> - </number:text>
    </number:text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1P2">
      <number:text>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" style:family="table-cell" style:data-style-name="N38"/>
    <style:style style:name="Comma_32__91_0_93_" style:display-name="Comma [0]" style:family="table-cell" style:data-style-name="N39"/>
    <style:style style:name="Currency" style:family="table-cell" style:data-style-name="N40"/>
    <style:style style:name="Currency_32__91_0_93_" style:display-name="Currency [0]" style:family="table-cell" style:data-style-name="N41"/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Iñigo</dc:creator>
    <dc:date>2014-10-30T13:27:22Z</dc:date>
  </office:meta>
</office:document-meta>
</file>